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99" draw:textarea-horizontal-align="justify" draw:textarea-vertical-align="middle" draw:auto-grow-height="false" fo:min-height="3.25cm" fo:min-width="15.5cm"/>
    </style:style>
    <style:style style:name="gr2" style:family="graphic" style:parent-style-name="standard">
      <style:graphic-properties svg:stroke-color="#ffffff" draw:fill-color="#ffff99" draw:textarea-horizontal-align="justify" draw:textarea-vertical-align="middle" draw:auto-grow-height="false" fo:min-height="1.75cm" fo:min-width="15.6cm"/>
    </style:style>
    <style:style style:name="gr3" style:family="graphic" style:parent-style-name="standard">
      <style:graphic-properties svg:stroke-color="#ffffff" draw:fill-color="#ffff99" draw:textarea-horizontal-align="justify" draw:textarea-vertical-align="middle" draw:auto-grow-height="false" fo:min-height="1.75cm" fo:min-width="15.5cm"/>
    </style:style>
    <style:style style:name="gr4" style:family="graphic" style:parent-style-name="standard">
      <style:graphic-properties svg:stroke-color="#ffffff" draw:fill-color="#ffff99" draw:textarea-horizontal-align="justify" draw:textarea-vertical-align="middle" draw:auto-grow-height="false" fo:min-height="3.85cm" fo:min-width="15.5cm"/>
    </style:style>
    <style:style style:name="gr5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0.558cm" fo:min-width="7.63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1.298cm" fo:min-width="7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12cm" fo:min-width="1.245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114cm" fo:min-width="1.245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38cm" fo:min-width="1.21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751cm" fo:min-width="1.7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1.08cm" fo:min-width="1.71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395cm" fo:min-width="1.215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71cm" fo:min-width="1.249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7cm" fo:min-width="1.249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26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06cm" fo:min-width="1.193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cm" fo:min-width="1.181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6cm" fo:min-width="1.214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782cm" fo:min-width="1.732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42cm" fo:min-width="1.77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2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113cm" fo:min-width="1.245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0.985cm" fo:min-width="7.635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27cm" fo:min-width="1.243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6cm" fo:min-width="1.371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692cm" fo:min-width="1.72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14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29cm" fo:min-width="1.14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365cm" fo:min-width="1.159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15cm" fo:min-width="1.71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1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239cm" fo:min-width="1.69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07cm" fo:min-width="1.223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724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164cm" fo:min-width="1.181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16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2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02cm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666666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0.693cm" fo:min-width="1.125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23cm" fo:min-width="1.433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12cm" fo:min-width="1.19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999cm" fo:min-width="1.608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61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6cm" fo:min-width="1.193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3cm" fo:min-width="0cm"/>
    </style:style>
    <style:style style:name="gr50" style:family="graphic" style:parent-style-name="standard" style:list-style-name="L1">
      <style:graphic-properties draw:stroke="none" draw:fill="none" fo:min-height="0.491cm"/>
    </style:style>
    <style:style style:name="gr51" style:family="graphic" style:parent-style-name="standard" style:list-style-name="L1">
      <style:graphic-properties draw:stroke="none" draw:fill="none" fo:min-height="0.715cm"/>
    </style:style>
    <style:style style:name="gr52" style:family="graphic" style:parent-style-name="standard" style:list-style-name="L1">
      <style:graphic-properties draw:stroke="none" draw:fill="none" fo:min-height="0.577cm"/>
    </style:style>
    <style:style style:name="gr5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55cm" fo:min-width="1.171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4cm" fo:min-width="1.194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6cm" fo:min-width="1.71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275cm" fo:min-width="1.169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19cm" fo:min-width="1.197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33cm" fo:min-width="1.68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24cm" fo:min-width="1.69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59cm" fo:min-width="1.214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15cm" fo:min-width="1.686cm" fo:padding-top="0.151cm" fo:padding-bottom="0.151cm" fo:padding-left="0.276cm" fo:padding-right="0.276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66"/>
      <style:paragraph-properties fo:text-align="end"/>
      <style:text-properties fo:font-size="6pt" style:font-size-asian="6pt" style:font-size-complex="6pt"/>
    </style:style>
    <style:style style:name="P3" style:family="paragraph">
      <loext:graphic-properties draw:fill="none" draw:fill-color="#ffff66"/>
      <style:paragraph-properties fo:text-align="end"/>
      <style:text-properties fo:font-size="6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6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6pt"/>
    </style:style>
    <style:style style:name="P7" style:family="paragraph">
      <loext:graphic-properties draw:fill="none" draw:fill-color="#579d1c"/>
      <style:paragraph-properties fo:text-align="center"/>
      <style:text-properties fo:font-size="6pt" style:font-size-asian="10pt" style:font-size-complex="10pt"/>
    </style:style>
    <style:style style:name="P8" style:family="paragraph">
      <loext:graphic-properties draw:fill="none" draw:fill-color="#ff420e"/>
      <style:paragraph-properties fo:text-align="center"/>
      <style:text-properties fo:font-size="6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3366"/>
      <style:paragraph-properties fo:text-align="center"/>
      <style:text-properties fo:font-size="6pt" style:font-size-asian="10pt" style:font-size-complex="10pt"/>
    </style:style>
    <style:style style:name="P11" style:family="paragraph">
      <loext:graphic-properties draw:fill="none" draw:fill-color="#ff420e"/>
      <style:paragraph-properties fo:margin-left="0cm" fo:margin-right="0cm" fo:margin-top="0cm" fo:margin-bottom="0cm" fo:line-height="100%" fo:text-align="center" fo:text-indent="0cm"/>
      <style:text-properties fo:font-size="6pt" style:font-size-asian="10pt" style:font-size-complex="10pt"/>
    </style:style>
    <style:style style:name="P12" style:family="paragraph">
      <loext:graphic-properties draw:fill="none" draw:fill-color="#ff420e"/>
      <style:paragraph-properties fo:margin-left="0cm" fo:margin-right="0cm" fo:margin-top="0cm" fo:margin-bottom="0cm" fo:line-height="100%" fo:text-align="center" fo:text-indent="0cm"/>
      <style:text-properties fo:font-size="6pt" style:font-size-asian="8pt" style:font-size-complex="8pt"/>
    </style:style>
    <style:style style:name="P13" style:family="paragraph">
      <loext:graphic-properties draw:fill="none" draw:fill-color="#ff420e"/>
      <style:paragraph-properties fo:text-align="center"/>
      <style:text-properties fo:font-size="6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fo:font-size="6pt" style:font-size-asian="10pt" style:font-size-complex="1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justify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6pt" style:font-size-asian="10pt" style:font-size-complex="10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fo:font-style="italic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pt" fo:font-style="italic" style:font-size-asian="8pt" style:font-style-asian="italic" style:font-size-complex="8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cm" svg:height="3.5cm" svg:x="1cm" svg:y="2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1cm" svg:height="2cm" svg:x="1cm" svg:y="18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cm" svg:height="2cm" svg:x="1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3.5cm" svg:x="1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cm" svg:height="4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8.187cm" svg:height="0.86cm" svg:x="8.613cm" svg:y="19.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cm" svg:height="1.6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9cm" svg:height="1.8cm" svg:x="8.8cm" svg:y="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" draw:id="id1" draw:layer="layout" svg:width="1.783cm" svg:height="0.4cm" svg:x="1cm" svg:y="2.8cm">
          <text:p text:style-name="P4"><text:span text:style-name="T1">papier-car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3cm" svg:x2="3.596cm" svg:y2="4.412cm" draw:start-shape="id1" draw:end-shape="id2" draw:end-glue-point="3" svg:d="M2783 3000l813 1412" svg:viewBox="0 0 814 1413">
          <text:p/>
        </draw:connector>
        <draw:custom-shape draw:style-name="gr10" draw:text-style-name="P7" xml:id="id3" draw:id="id3" draw:layer="layout" svg:width="1.783cm" svg:height="0.402cm" svg:x="3.639cm" svg:y="2.298cm"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" draw:id="id2" draw:layer="layout" svg:width="1.804cm" svg:height="0.376cm" svg:x="3.596cm" svg:y="4.224cm">
          <text:p text:style-name="P4"><text:span text:style-name="T2">tout-pet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3cm" svg:x2="3.639cm" svg:y2="2.499cm" draw:start-shape="id1" draw:end-shape="id3" draw:end-glue-point="3" svg:d="M2783 3000l856-501" svg:viewBox="0 0 857 502">
          <text:p/>
        </draw:connector>
        <draw:custom-shape draw:style-name="gr12" draw:text-style-name="P8" xml:id="id5" draw:id="id5" draw:layer="layout" svg:width="2.384cm" svg:height="1.165cm" svg:x="9.016cm" svg:y="3.866cm">
          <text:p text:style-name="P4"><text:span text:style-name="T1">poubelle</text:span></text:p>
          <text:p text:style-name="P4"><text:span text:style-name="T3">(papier broyé, chiffonné, </text:span></text:p>
          <text:p text:style-name="P4"><text:span text:style-name="T3">mouchoirs, essui-tout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9" draw:id="id9" draw:layer="layout" svg:width="2.412cm" svg:height="1.53cm" svg:x="8.988cm" svg:y="1.77cm">
          <text:p text:style-name="P4"><text:span text:style-name="T1">recyclage</text:span></text:p>
          <text:p text:style-name="P4"><text:span text:style-name="T3">(papier, journal,</text:span></text:p>
          <text:p text:style-name="P9"><text:span text:style-name="T3">publicité, papier kraft, </text:span></text:p>
          <text:p text:style-name="P4"><text:span text:style-name="T3">cartonnette, </text:span></text:p>
          <text:p text:style-name="P4"><text:span text:style-name="T3">envelop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783cm" svg:height="0.713cm" svg:x="6.208cm" svg:y="3.424cm">
          <text:p text:style-name="P4"><text:span text:style-name="T2">souillé</text:span></text:p>
          <text:p text:style-name="P4"><text:span text:style-name="T3">(tache nourriture,</text:span></text:p>
          <text:p text:style-name="P4"><text:span text:style-name="T3">mouchoi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" svg:x1="7.991cm" svg:y1="3.78cm" svg:x2="9.016cm" svg:y2="4.448cm" draw:start-shape="id4" draw:end-shape="id5" draw:end-glue-point="3" svg:d="M7991 3780l1025 668" svg:viewBox="0 0 1026 669">
          <text:p/>
        </draw:connector>
        <draw:connector draw:style-name="gr15" draw:text-style-name="P6" draw:layer="layout" draw:type="line" svg:x1="5.422cm" svg:y1="2.499cm" svg:x2="6.208cm" svg:y2="3.78cm" draw:start-shape="id3" draw:start-glue-point="1" draw:end-shape="id4" svg:d="M5422 2499l786 1281" svg:viewBox="0 0 787 1282">
          <text:p/>
        </draw:connector>
        <draw:custom-shape draw:style-name="gr16" draw:text-style-name="P10" xml:id="id6" draw:id="id6" draw:layer="layout" svg:width="1.783cm" svg:height="0.355cm" svg:x="6.208cm" svg:y="2.884cm">
          <text:p text:style-name="P4"><text:span text:style-name="T1">papier cad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" svg:x1="7.991cm" svg:y1="3.061cm" svg:x2="9.016cm" svg:y2="4.448cm" draw:start-shape="id6" draw:end-shape="id5" svg:d="M7991 3061l1025 1387" svg:viewBox="0 0 1026 1388">
          <text:p/>
        </draw:connector>
        <draw:custom-shape draw:style-name="gr17" draw:text-style-name="P10" xml:id="id8" draw:id="id8" draw:layer="layout" svg:width="1.783cm" svg:height="0.354cm" svg:x="6.209cm" svg:y="1.102cm">
          <text:p text:style-name="P4"><text:span text:style-name="T1">carton b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10" draw:id="id10" draw:layer="layout" svg:width="2.412cm" svg:height="0.356cm" svg:x="8.988cm" svg:y="1.1cm">
          <text:p text:style-name="P4"><text:span text:style-name="T1">déchèteri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" svg:x1="5.423cm" svg:y1="1.299cm" svg:x2="6.209cm" svg:y2="1.279cm" draw:start-shape="id7" draw:start-glue-point="1" draw:end-shape="id8" draw:end-glue-point="3" svg:d="M5423 1299l786-20" svg:viewBox="0 0 787 21">
          <text:p/>
        </draw:connector>
        <draw:connector draw:style-name="gr9" draw:text-style-name="P6" draw:layer="layout" draw:type="line" svg:x1="5.422cm" svg:y1="2.499cm" svg:x2="8.988cm" svg:y2="2.535cm" draw:start-shape="id3" draw:start-glue-point="1" draw:end-shape="id9" svg:d="M5422 2499l3566 36" svg:viewBox="0 0 3567 37">
          <text:p/>
        </draw:connector>
        <draw:connector draw:style-name="gr15" draw:text-style-name="P6" draw:layer="layout" draw:type="line" svg:x1="5.422cm" svg:y1="2.499cm" svg:x2="6.208cm" svg:y2="3.061cm" draw:start-shape="id3" draw:start-glue-point="1" draw:end-shape="id6" draw:end-glue-point="3" svg:d="M5422 2499l786 562" svg:viewBox="0 0 787 563">
          <text:p/>
        </draw:connector>
        <draw:connector draw:style-name="gr15" draw:text-style-name="P6" draw:layer="layout" draw:type="line" svg:x1="7.992cm" svg:y1="1.279cm" svg:x2="8.988cm" svg:y2="1.278cm" draw:start-shape="id8" draw:end-shape="id10" svg:d="M7992 1279l996-1" svg:viewBox="0 0 997 2">
          <text:p/>
        </draw:connector>
        <draw:connector draw:style-name="gr9" draw:text-style-name="P6" draw:layer="layout" draw:type="line" svg:x1="5.4cm" svg:y1="4.412cm" svg:x2="9.016cm" svg:y2="4.448cm" draw:start-shape="id2" draw:start-glue-point="1" draw:end-shape="id5" draw:end-glue-point="3" svg:d="M5400 4412l3616 36" svg:viewBox="0 0 3617 37">
          <text:p/>
        </draw:connector>
        <draw:custom-shape draw:style-name="gr19" draw:text-style-name="P5" xml:id="id11" draw:id="id11" draw:layer="layout" svg:width="1.783cm" svg:height="0.4cm" svg:x="1cm" svg:y="5.3cm">
          <text:p text:style-name="P4"><text:span text:style-name="T1">mé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5.5cm" svg:x2="3.696cm" svg:y2="7.6cm" draw:start-shape="id11" draw:end-shape="id12" draw:end-glue-point="3" svg:d="M2783 5500l913 2100" svg:viewBox="0 0 914 2101">
          <text:p/>
        </draw:connector>
        <draw:custom-shape draw:style-name="gr20" draw:text-style-name="P7" xml:id="id13" draw:id="id13" draw:layer="layout" svg:width="1.761cm" svg:height="0.301cm" svg:x="3.639cm" svg:y="5.399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12" draw:id="id12" draw:layer="layout" svg:width="1.804cm" svg:height="0.4cm" svg:x="3.696cm" svg:y="7.4cm">
          <text:p text:style-name="P4"><text:span text:style-name="T2">tout-pet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5.5cm" svg:x2="3.639cm" svg:y2="5.549cm" draw:start-shape="id11" draw:end-shape="id13" draw:end-glue-point="3" svg:d="M2783 5500l856 49" svg:viewBox="0 0 857 50">
          <text:p/>
        </draw:connector>
        <draw:custom-shape draw:style-name="gr22" draw:text-style-name="P11" xml:id="id14" draw:id="id14" draw:layer="layout" svg:width="2.4cm" svg:height="1.2cm" svg:x="9cm" svg:y="7cm">
          <text:p text:style-name="P9"><text:span text:style-name="T4">poubelle</text:span></text:p>
          <text:p text:style-name="P9"><text:span text:style-name="T3">(capsule, petits </text:span></text:p>
          <text:p text:style-name="P9"><text:span text:style-name="T3">couvercles, papier al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6" draw:id="id16" draw:layer="layout" svg:width="2.4cm" svg:height="0.8cm" svg:x="9cm" svg:y="5.9cm">
          <text:p text:style-name="P4"><text:span text:style-name="T1">recyclage </text:span></text:p>
          <text:p text:style-name="P4"><text:span text:style-name="T5">(conserve, cannettes, </text:span></text:p>
          <text:p text:style-name="P4"><text:span text:style-name="T5">bombes aéroso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5cm" svg:y1="7.6cm" svg:x2="9cm" svg:y2="7.6cm" draw:start-shape="id12" draw:start-glue-point="1" draw:end-shape="id14" draw:end-glue-point="3" svg:d="M5500 7600h3500" svg:viewBox="0 0 3501 1">
          <text:p/>
        </draw:connector>
        <draw:custom-shape draw:style-name="gr24" draw:text-style-name="P8" xml:id="id17" draw:id="id17" draw:layer="layout" svg:width="2.411cm" svg:height="0.356cm" svg:x="8.989cm" svg:y="5.401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xml:id="id7" draw:id="id7" draw:layer="layout" svg:width="1.783cm" svg:height="0.401cm" draw:transform="skewX (-0.00244346095279206) translate (3.639cm 1.099cm)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3cm" svg:x2="3.639cm" svg:y2="1.299cm" draw:start-shape="id1" draw:start-glue-point="1" draw:end-shape="id7" draw:end-glue-point="3" svg:d="M2783 3000l856-1701" svg:viewBox="0 0 857 1702">
          <text:p/>
        </draw:connector>
        <draw:custom-shape draw:style-name="gr20" draw:text-style-name="P7" xml:id="id15" draw:id="id15" draw:layer="layout" svg:width="1.761cm" svg:height="0.3cm" svg:x="3.639cm" svg:y="6.2cm"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4cm" svg:y1="6.35cm" svg:x2="9cm" svg:y2="6.3cm" draw:start-shape="id15" draw:start-glue-point="1" draw:end-shape="id16" draw:end-glue-point="3" svg:d="M5400 6350l3600-50" svg:viewBox="0 0 3601 51">
          <text:p/>
        </draw:connector>
        <draw:connector draw:style-name="gr9" draw:text-style-name="P6" draw:layer="layout" draw:type="line" svg:x1="5.4cm" svg:y1="5.549cm" svg:x2="8.989cm" svg:y2="5.579cm" draw:start-shape="id13" draw:start-glue-point="1" draw:end-shape="id17" draw:end-glue-point="3" svg:d="M5400 5549l3589 30" svg:viewBox="0 0 3590 31">
          <text:p/>
        </draw:connector>
        <draw:connector draw:style-name="gr9" draw:text-style-name="P6" draw:layer="layout" draw:type="line" svg:x1="2.783cm" svg:y1="5.5cm" svg:x2="3.639cm" svg:y2="6.35cm" draw:start-shape="id11" draw:start-glue-point="1" draw:end-shape="id15" draw:end-glue-point="3" svg:d="M2783 5500l856 850" svg:viewBox="0 0 857 851">
          <text:p/>
        </draw:connector>
        <draw:custom-shape draw:style-name="gr26" draw:text-style-name="P2" draw:layer="layout" svg:width="8.187cm" svg:height="1.287cm" svg:x="8.613cm" svg:y="10.3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xml:id="id18" draw:id="id18" draw:layer="layout" svg:width="1.783cm" svg:height="0.417cm" svg:x="1.013cm" svg:y="10.096cm">
          <text:p text:style-name="P4"><text:span text:style-name="T1">plast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xml:id="id19" draw:id="id19" draw:layer="layout" svg:width="1.961cm" svg:height="0.4cm" svg:x="3.639cm" svg:y="8.8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96cm" svg:y1="10.304cm" svg:x2="3.639cm" svg:y2="9cm" draw:start-shape="id18" draw:end-shape="id19" draw:end-glue-point="3" svg:d="M2796 10304l843-1304" svg:viewBox="0 0 844 1305">
          <text:p/>
        </draw:connector>
        <draw:custom-shape draw:style-name="gr29" draw:text-style-name="P12" xml:id="id21" draw:id="id21" draw:layer="layout" svg:width="2.387cm" svg:height="1.1cm" svg:x="9.013cm" svg:y="10.4cm">
          <text:p text:style-name="P9"><text:span text:style-name="T6">Poubelle</text:span></text:p>
          <text:p text:style-name="P9"><text:span text:style-name="T7">(polystyrène, </text:span></text:p>
          <text:p text:style-name="P9"><text:span text:style-name="T7">sac plastiq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23" draw:id="id23" draw:layer="layout" svg:width="2.4cm" svg:height="0.8cm" svg:x="9cm" svg:y="9.4cm">
          <text:p text:style-name="P4"><text:span text:style-name="T1">recyclage</text:span></text:p>
          <text:p text:style-name="P4"><text:span text:style-name="T5">(shampoing, bouteille </text:span></text:p>
          <text:p text:style-name="P4"><text:span text:style-name="T5">ea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4cm" svg:y1="10.906cm" svg:x2="9.013cm" svg:y2="10.95cm" draw:start-shape="id20" draw:start-glue-point="1" draw:end-shape="id21" draw:end-glue-point="3" svg:d="M5400 10906l3613 44" svg:viewBox="0 0 3614 45">
          <text:p/>
        </draw:connector>
        <draw:custom-shape draw:style-name="gr30" draw:text-style-name="P8" xml:id="id24" draw:id="id24" draw:layer="layout" svg:width="2.4cm" svg:height="0.356cm" svg:x="9cm" svg:y="8.84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xml:id="id20" draw:id="id20" draw:layer="layout" svg:width="1.748cm" svg:height="0.587cm" svg:x="3.652cm" svg:y="10.613cm">
          <text:p text:style-name="P4"><text:span text:style-name="T1">tout-petit</text:span></text:p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7.9cm" svg:y1="9.8cm" svg:x2="9cm" svg:y2="9.8cm" draw:start-shape="id22" draw:start-glue-point="1" draw:end-shape="id23" draw:end-glue-point="3" svg:d="M7900 9800h1100" svg:viewBox="0 0 1101 1">
          <text:p/>
        </draw:connector>
        <draw:connector draw:style-name="gr9" draw:text-style-name="P6" draw:layer="layout" draw:type="line" svg:x1="5.6cm" svg:y1="9cm" svg:x2="9cm" svg:y2="9.022cm" draw:start-shape="id19" draw:start-glue-point="1" draw:end-shape="id24" draw:end-glue-point="3" svg:d="M5600 9000l3400 22" svg:viewBox="0 0 3401 23">
          <text:p/>
        </draw:connector>
        <draw:connector draw:style-name="gr9" draw:text-style-name="P6" draw:layer="layout" draw:type="line" svg:x1="2.796cm" svg:y1="10.304cm" svg:x2="3.652cm" svg:y2="10.906cm" draw:start-shape="id18" draw:start-glue-point="1" draw:end-shape="id20" draw:end-glue-point="3" svg:d="M2796 10304l856 602" svg:viewBox="0 0 857 603">
          <text:p/>
        </draw:connector>
        <draw:custom-shape draw:style-name="gr32" draw:text-style-name="P10" xml:id="id38" draw:id="id38" draw:layer="layout" svg:width="1.783cm" svg:height="0.739cm" svg:x="6.208cm" svg:y="11.5cm">
          <text:p text:style-name="P4"><text:span text:style-name="T1">à contenu des </text:span></text:p>
          <text:p text:style-name="P4"><text:span text:style-name="T1">produits 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25" draw:id="id25" draw:layer="layout" svg:width="1.783cm" svg:height="0.417cm" svg:x="1.017cm" svg:y="12.383cm">
          <text:p text:style-name="P4"><text:span text:style-name="T1">bo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xml:id="id26" draw:id="id26" draw:layer="layout" svg:width="2.31cm" svg:height="0.5cm" svg:x="9.09cm" svg:y="12.4cm">
          <text:p text:style-name="P4"><text:span text:style-name="T1">Déchèterie</text:span></text:p>
          <text:p text:style-name="P4"><text:span text:style-name="T8">(palet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2.591cm" svg:x2="9.09cm" svg:y2="12.65cm" draw:start-shape="id25" draw:start-glue-point="1" draw:end-shape="id26" draw:end-glue-point="3" svg:d="M2800 12591l6290 59" svg:viewBox="0 0 6291 60">
          <text:p/>
        </draw:connector>
        <draw:custom-shape draw:style-name="gr16" draw:text-style-name="P10" xml:id="id29" draw:id="id29" draw:layer="layout" svg:width="1.783cm" svg:height="0.355cm" svg:x="6.208cm" svg:y="15.0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27" draw:id="id27" draw:layer="layout" svg:width="1.783cm" svg:height="0.417cm" svg:x="1.017cm" svg:y="14.083cm">
          <text:p text:style-name="P4"><text:span text:style-name="T1">tex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xml:id="id30" draw:id="id30" draw:layer="layout" svg:width="2.299cm" svg:height="0.329cm" svg:x="9.101cm" svg:y="15.1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xml:id="id28" draw:id="id28" draw:layer="layout" svg:width="2.3cm" svg:height="0.599cm" svg:x="9.1cm" svg:y="14.101cm">
          <text:p text:style-name="P4"><text:span text:style-name="T1">conteneur</text:span></text:p>
          <text:p text:style-name="P4"><text:span text:style-name="T1">vê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4.291cm" svg:x2="9.1cm" svg:y2="14.4cm" draw:start-shape="id27" draw:start-glue-point="1" draw:end-shape="id28" draw:end-glue-point="3" svg:d="M2800 14291l6300 109" svg:viewBox="0 0 6301 110">
          <text:p/>
        </draw:connector>
        <draw:connector draw:style-name="gr9" draw:text-style-name="P6" draw:layer="layout" draw:type="line" svg:x1="2.8cm" svg:y1="14.291cm" svg:x2="6.208cm" svg:y2="15.261cm" draw:start-shape="id27" draw:start-glue-point="1" draw:end-shape="id29" svg:d="M2800 14291l3408 970" svg:viewBox="0 0 3409 971">
          <text:p/>
        </draw:connector>
        <draw:connector draw:style-name="gr9" draw:text-style-name="P6" draw:layer="layout" draw:type="line" svg:x1="7.991cm" svg:y1="15.261cm" svg:x2="9.101cm" svg:y2="15.264cm" draw:start-shape="id29" draw:start-glue-point="1" draw:end-shape="id30" svg:d="M7991 15261l1110 3" svg:viewBox="0 0 1111 4">
          <text:p/>
        </draw:connector>
        <draw:connector draw:style-name="gr9" draw:text-style-name="P6" draw:layer="layout" draw:type="line" svg:x1="7.991cm" svg:y1="15.261cm" svg:x2="9.1cm" svg:y2="14.4cm" draw:start-shape="id29" draw:start-glue-point="1" draw:end-shape="id28" draw:end-glue-point="3" svg:d="M7991 15261l1109-861" svg:viewBox="0 0 1110 862">
          <text:p/>
        </draw:connector>
        <draw:custom-shape draw:style-name="gr36" draw:text-style-name="P5" xml:id="id31" draw:id="id31" draw:layer="layout" svg:width="1.783cm" svg:height="0.617cm" svg:x="1.017cm" svg:y="19.7cm">
          <text:p text:style-name="P4"><text:span text:style-name="T1">encombrant</text:span></text:p>
          <text:p text:style-name="P4"><text:span text:style-name="T1">meu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xml:id="id32" draw:id="id32" draw:layer="layout" svg:width="2.31cm" svg:height="0.356cm" svg:x="9.09cm" svg:y="19.88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20.008cm" svg:x2="9.09cm" svg:y2="20.062cm" draw:start-shape="id31" draw:start-glue-point="1" draw:end-shape="id32" draw:end-glue-point="3" svg:d="M2800 20008l6290 54" svg:viewBox="0 0 6291 55">
          <text:p/>
        </draw:connector>
        <draw:custom-shape draw:style-name="gr36" draw:text-style-name="P5" xml:id="id33" draw:id="id33" draw:layer="layout" svg:width="1.783cm" svg:height="0.617cm" svg:x="1.017cm" svg:y="21.083cm">
          <text:p text:style-name="P4"><text:span text:style-name="T1">plante</text:span></text:p>
          <text:p text:style-name="P4"><text:span text:style-name="T1">nourri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36" draw:id="id36" draw:layer="layout" svg:width="1.783cm" svg:height="0.355cm" svg:x="6.208cm" svg:y="22.684cm">
          <text:p text:style-name="P4"><text:span text:style-name="T1">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xml:id="id35" draw:id="id35" draw:layer="layout" svg:width="1.783cm" svg:height="0.516cm" svg:x="6.208cm" svg:y="21.884cm">
          <text:p text:style-name="P4"><text:span text:style-name="T1">Lait</text:span></text:p>
          <text:p text:style-name="P4"><text:span text:style-name="T1">vi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xml:id="id34" draw:id="id34" draw:layer="layout" svg:width="2.3cm" svg:height="0.329cm" svg:x="9.1cm" svg:y="21.4cm">
          <text:p text:style-name="P4"><text:span text:style-name="T2">compos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37" draw:id="id37" draw:layer="layout" svg:width="2.3cm" svg:height="0.3cm" svg:x="9.1cm" svg:y="22.2cm">
          <text:p text:style-name="P4"><text:span text:style-name="T1">poub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21.391cm" svg:x2="9.1cm" svg:y2="21.564cm" draw:start-shape="id33" draw:end-shape="id34" svg:d="M2800 21391l6300 173" svg:viewBox="0 0 6301 174">
          <text:p/>
        </draw:connector>
        <draw:connector draw:style-name="gr9" draw:text-style-name="P6" draw:layer="layout" draw:type="line" svg:x1="2.8cm" svg:y1="21.391cm" svg:x2="6.208cm" svg:y2="22.142cm" draw:start-shape="id33" draw:start-glue-point="1" draw:end-shape="id35" svg:d="M2800 21391l3408 751" svg:viewBox="0 0 3409 752">
          <text:p/>
        </draw:connector>
        <draw:connector draw:style-name="gr9" draw:text-style-name="P6" draw:layer="layout" draw:type="line" svg:x1="2.8cm" svg:y1="21.391cm" svg:x2="6.208cm" svg:y2="22.861cm" draw:start-shape="id33" draw:start-glue-point="1" draw:end-shape="id36" svg:d="M2800 21391l3408 1470" svg:viewBox="0 0 3409 1471">
          <text:p/>
        </draw:connector>
        <draw:connector draw:style-name="gr9" draw:text-style-name="P6" draw:layer="layout" draw:type="line" svg:x1="7.991cm" svg:y1="22.142cm" svg:x2="9.1cm" svg:y2="22.35cm" draw:start-shape="id35" draw:end-shape="id37" draw:end-glue-point="3" svg:d="M7991 22142l1109 208" svg:viewBox="0 0 1110 209">
          <text:p/>
        </draw:connector>
        <draw:connector draw:style-name="gr9" draw:text-style-name="P6" draw:layer="layout" draw:type="line" svg:x1="7.991cm" svg:y1="22.861cm" svg:x2="9.1cm" svg:y2="22.35cm" draw:start-shape="id36" draw:start-glue-point="1" draw:end-shape="id37" draw:end-glue-point="3" svg:d="M7991 22861l1109-511" svg:viewBox="0 0 1110 512">
          <text:p/>
        </draw:connector>
        <draw:custom-shape draw:style-name="gr41" draw:text-style-name="P11" xml:id="id39" draw:id="id39" draw:layer="layout" svg:width="2.286cm" svg:height="0.329cm" svg:x="9.1cm" svg:y="11.7cm">
          <text:p text:style-name="P9"><text:span text:style-name="T4">poub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7.991cm" svg:y1="11.869cm" svg:x2="9.1cm" svg:y2="11.864cm" draw:start-shape="id38" draw:end-shape="id39" draw:end-glue-point="3" svg:d="M7991 11869l1109-5" svg:viewBox="0 0 1110 6">
          <text:p/>
        </draw:connector>
        <draw:connector draw:style-name="gr42" draw:text-style-name="P6" draw:layer="layout" draw:type="line" svg:x1="5.4cm" svg:y1="10.906cm" svg:x2="6.208cm" svg:y2="11.869cm" draw:start-shape="id20" draw:end-shape="id38" draw:end-glue-point="3" svg:d="M5400 10906l808 963" svg:viewBox="0 0 809 964">
          <text:p/>
        </draw:connector>
        <draw:custom-shape draw:style-name="gr43" draw:text-style-name="P14" xml:id="id40" draw:id="id40" draw:layer="layout" svg:width="1.783cm" svg:height="1.101cm" svg:x="1cm" svg:y="23.9cm">
          <text:p text:style-name="P4"><text:span text:style-name="T1">bizarre</text:span></text:p>
          <text:p text:style-name="P4"><text:span text:style-name="T5">(plusieurs</text:span></text:p>
          <text:p text:style-name="P4"><text:span text:style-name="T5">matériaux ou </text:span></text:p>
          <text:p text:style-name="P4"><text:span text:style-name="T5">dur à identifi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24.45cm" svg:x2="3.696cm" svg:y2="25.784cm" draw:start-shape="id40" draw:end-shape="id41" draw:end-glue-point="3" svg:d="M2783 24450l913 1334" svg:viewBox="0 0 914 1335">
          <text:p/>
        </draw:connector>
        <draw:custom-shape draw:style-name="gr44" draw:text-style-name="P7" xml:id="id42" draw:id="id42" draw:layer="layout" svg:width="1.961cm" svg:height="0.301cm" svg:x="3.639cm" svg:y="23.5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7" xml:id="id41" draw:id="id41" draw:layer="layout" svg:width="1.804cm" svg:height="0.568cm" svg:x="3.696cm" svg:y="25.5cm">
          <text:p text:style-name="P4"><text:span text:style-name="T2">tout-petit</text:span></text:p>
          <text:p text:style-name="P4"><text:span text:style-name="T2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24.45cm" svg:x2="3.639cm" svg:y2="23.65cm" draw:start-shape="id40" draw:end-shape="id42" draw:end-glue-point="3" svg:d="M2783 24450l856-800" svg:viewBox="0 0 857 801">
          <text:p/>
        </draw:connector>
        <draw:custom-shape draw:style-name="gr46" draw:text-style-name="P11" xml:id="id43" draw:id="id43" draw:layer="layout" svg:width="2.3cm" svg:height="1.441cm" svg:x="9.1cm" svg:y="25.059cm">
          <text:p text:style-name="P9"><text:span text:style-name="T4">poubelle</text:span></text:p>
          <text:p text:style-name="P9"><text:span text:style-name="T3">(capsule, petits </text:span></text:p>
          <text:p text:style-name="P9"><text:span text:style-name="T3">couvercles, </text:span></text:p>
          <text:p text:style-name="P9"><text:span text:style-name="T3">papier al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5cm" svg:y1="25.784cm" svg:x2="9.1cm" svg:y2="25.779cm" draw:start-shape="id41" draw:start-glue-point="1" draw:end-shape="id43" draw:end-glue-point="3" svg:d="M5500 25784l3600-5" svg:viewBox="0 0 3601 6">
          <text:p/>
        </draw:connector>
        <draw:custom-shape draw:style-name="gr47" draw:text-style-name="P8" xml:id="id44" draw:id="id44" draw:layer="layout" svg:width="2.2cm" svg:height="0.356cm" svg:x="9.2cm" svg:y="23.432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6cm" svg:y1="23.65cm" svg:x2="9.2cm" svg:y2="23.61cm" draw:start-shape="id42" draw:start-glue-point="1" draw:end-shape="id44" draw:end-glue-point="3" svg:d="M5600 23650l3600-40" svg:viewBox="0 0 3601 41">
          <text:p/>
        </draw:connector>
        <draw:custom-shape draw:style-name="gr16" draw:text-style-name="P10" xml:id="id46" draw:id="id46" draw:layer="layout" svg:width="1.783cm" svg:height="0.355cm" svg:x="6.196cm" svg:y="25.061cm">
          <text:p text:style-name="P4"><text:span text:style-name="T1">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45" draw:id="id45" draw:layer="layout" svg:width="1.783cm" svg:height="0.355cm" svg:x="6.196cm" svg:y="24.461cm">
          <text:p text:style-name="P4"><text:span text:style-name="T1">prise ou 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24.45cm" svg:x2="6.196cm" svg:y2="24.638cm" draw:start-shape="id40" draw:start-glue-point="1" draw:end-shape="id45" svg:d="M2783 24450l3413 188" svg:viewBox="0 0 3414 189">
          <text:p/>
        </draw:connector>
        <draw:connector draw:style-name="gr9" draw:text-style-name="P6" draw:layer="layout" draw:type="line" svg:x1="2.783cm" svg:y1="24.45cm" svg:x2="6.196cm" svg:y2="25.238cm" draw:start-shape="id40" draw:end-shape="id46" svg:d="M2783 24450l3413 788" svg:viewBox="0 0 3414 789">
          <text:p/>
        </draw:connector>
        <draw:connector draw:style-name="gr9" draw:text-style-name="P6" draw:layer="layout" draw:type="line" svg:x1="8.079cm" svg:y1="25.238cm" svg:x2="9.2cm" svg:y2="23.61cm" draw:end-shape="id44" draw:end-glue-point="3" svg:d="M8079 25238l1121-1628" svg:viewBox="0 0 1122 1629">
          <text:p/>
        </draw:connector>
        <draw:connector draw:style-name="gr9" draw:text-style-name="P6" draw:layer="layout" draw:type="line" svg:x1="8.079cm" svg:y1="24.638cm" svg:x2="9.2cm" svg:y2="23.61cm" draw:end-shape="id44" draw:end-glue-point="3" svg:d="M8079 24638l1121-1028" svg:viewBox="0 0 1122 1029">
          <text:p/>
        </draw:connector>
        <draw:custom-shape draw:style-name="gr48" draw:text-style-name="P10" xml:id="id22" draw:id="id22" draw:layer="layout" svg:width="1.783cm" svg:height="0.4cm" svg:x="6.117cm" svg:y="9.6cm">
          <text:p text:style-name="P4"><text:span text:style-name="T1">bouteille - flac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6" draw:layer="layout" draw:type="line" svg:x1="5.4cm" svg:y1="10.906cm" svg:x2="6.117cm" svg:y2="9.8cm" draw:start-shape="id20" draw:start-glue-point="1" draw:end-shape="id22" draw:end-glue-point="3" svg:d="M5400 10906l717-1106" svg:viewBox="0 0 718 1107">
          <text:p/>
        </draw:connector>
        <draw:frame draw:style-name="gr49" draw:text-style-name="P15" draw:layer="layout" svg:width="2.6cm" svg:height="1.203cm" svg:x="14.1cm" svg:y="2cm">
          <draw:text-box>
            <text:p text:style-name="P9"><text:span text:style-name="T2">Certaines collectivités </text:span></text:p>
            <text:p text:style-name="P9"><text:span text:style-name="T2">séparent le papier </text:span></text:p>
            <text:p text:style-name="P4"><text:span text:style-name="T2">et la cartonnette.</text:span></text:p>
          </draw:text-box>
        </draw:frame>
        <draw:frame draw:style-name="gr50" draw:text-style-name="P17" draw:layer="layout" svg:width="2.9cm" svg:height="0.741cm" svg:x="14cm" svg:y="7.259cm">
          <draw:text-box>
            <text:p text:style-name="P16"><text:span text:style-name="T2">Certaines collectivités </text:span></text:p>
            <text:p text:style-name="P16"><text:span text:style-name="T2">récupèrent le petit métal</text:span></text:p>
          </draw:text-box>
        </draw:frame>
        <draw:frame draw:style-name="gr51" draw:text-style-name="P18" draw:layer="layout" svg:width="2.9cm" svg:height="0.965cm" svg:x="13.9cm" svg:y="10.5cm">
          <draw:text-box>
            <text:p text:style-name="P9"><text:span text:style-name="T2">Certaines collectivités récupèrent </text:span></text:p>
            <text:p text:style-name="P9"><text:span text:style-name="T2">tout le plastique.</text:span></text:p>
          </draw:text-box>
        </draw:frame>
        <draw:frame draw:style-name="gr52" draw:text-style-name="P18" draw:layer="layout" svg:width="2.8cm" svg:height="0.827cm" svg:x="14cm" svg:y="19.773cm">
          <draw:text-box>
            <text:p text:style-name="P9"><text:span text:style-name="T9">Certaines <text:s/>collectivités </text:span></text:p>
            <text:p text:style-name="P9"><text:span text:style-name="T9">récupèrent à domicile.</text:span></text:p>
          </draw:text-box>
        </draw:frame>
        <draw:custom-shape draw:style-name="gr53" draw:text-style-name="P5" xml:id="id47" draw:id="id47" draw:layer="layout" svg:width="1.783cm" svg:height="0.617cm" svg:x="1.017cm" svg:y="16.1cm">
          <text:p text:style-name="P4"><text:span text:style-name="T1">appareils </text:span></text:p>
          <text:p text:style-name="P4"><text:span text:style-name="T1">électriq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xml:id="id48" draw:id="id48" draw:layer="layout" svg:width="2.31cm" svg:height="0.356cm" svg:x="9.09cm" svg:y="16.28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6.408cm" svg:x2="9.09cm" svg:y2="16.462cm" draw:start-shape="id47" draw:start-glue-point="1" draw:end-shape="id48" draw:end-glue-point="3" svg:d="M2800 16408l6290 54" svg:viewBox="0 0 6291 55">
          <text:p/>
        </draw:connector>
        <draw:custom-shape draw:style-name="gr54" draw:text-style-name="P7" xml:id="id49" draw:id="id49" draw:layer="layout" svg:width="1.804cm" svg:height="0.6cm" svg:x="3.697cm" svg:y="18cm">
          <text:p text:style-name="P4"><text:span text:style-name="T2">tout-petit</text:span></text:p>
          <text:p text:style-name="P4"><text:span text:style-name="T2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1" xml:id="id50" draw:id="id50" draw:layer="layout" svg:width="2.3cm" svg:height="0.4cm" svg:x="9.1cm" svg:y="18.1cm">
          <text:p text:style-name="P9"><text:span text:style-name="T4">retour en magas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501cm" svg:y1="18.3cm" svg:x2="9.1cm" svg:y2="18.3cm" draw:start-shape="id49" draw:start-glue-point="1" draw:end-shape="id50" draw:end-glue-point="3" svg:d="M5501 18300h3599" svg:viewBox="0 0 3600 1">
          <text:p/>
        </draw:connector>
        <draw:connector draw:style-name="gr9" draw:text-style-name="P6" draw:layer="layout" draw:type="line" svg:x1="2.8cm" svg:y1="16.408cm" svg:x2="3.697cm" svg:y2="18.3cm" draw:start-shape="id47" draw:end-shape="id49" draw:end-glue-point="3" svg:d="M2800 16408l897 1892" svg:viewBox="0 0 898 1893">
          <text:p/>
        </draw:connector>
        <draw:custom-shape draw:style-name="gr56" draw:text-style-name="P10" xml:id="id51" draw:id="id51" draw:layer="layout" svg:width="1.783cm" svg:height="0.639cm" svg:x="6.208cm" svg:y="17.4cm">
          <text:p text:style-name="P4"><text:span text:style-name="T1">achat d’un </text:span></text:p>
          <text:p text:style-name="P4"><text:span text:style-name="T1">nouv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6.408cm" svg:x2="6.208cm" svg:y2="17.719cm" draw:start-shape="id47" draw:start-glue-point="1" draw:end-shape="id51" draw:end-glue-point="3" svg:d="M2800 16408l3408 1311" svg:viewBox="0 0 3409 1312">
          <text:p/>
        </draw:connector>
        <draw:connector draw:style-name="gr9" draw:text-style-name="P6" draw:layer="layout" draw:type="line" svg:x1="7.991cm" svg:y1="17.719cm" svg:x2="9.1cm" svg:y2="18.3cm" draw:start-shape="id51" draw:start-glue-point="1" draw:end-shape="id50" draw:end-glue-point="3" svg:d="M7991 17719l1109 581" svg:viewBox="0 0 1110 582">
          <text:p/>
        </draw:connector>
        <draw:custom-shape draw:style-name="gr57" draw:text-style-name="P10" xml:id="id52" draw:id="id52" draw:layer="layout" svg:width="1.783cm" svg:height="0.355cm" svg:x="6.208cm" svg:y="19.0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20.008cm" svg:x2="6.208cm" svg:y2="19.261cm" draw:start-shape="id31" draw:start-glue-point="1" draw:end-shape="id52" svg:d="M2800 20008l3408-747" svg:viewBox="0 0 3409 748">
          <text:p/>
        </draw:connector>
        <draw:custom-shape draw:style-name="gr57" draw:text-style-name="P10" xml:id="id53" draw:id="id53" draw:layer="layout" svg:width="1.783cm" svg:height="0.355cm" svg:x="6.208cm" svg:y="16.7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6.408cm" svg:x2="6.208cm" svg:y2="16.961cm" draw:start-shape="id47" draw:end-shape="id53" svg:d="M2800 16408l3408 553" svg:viewBox="0 0 3409 554">
          <text:p/>
        </draw:connector>
        <draw:custom-shape draw:style-name="gr34" draw:text-style-name="P8" xml:id="id54" draw:id="id54" draw:layer="layout" svg:width="2.299cm" svg:height="0.329cm" svg:x="9.101cm" svg:y="16.8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7.991cm" svg:y1="16.961cm" svg:x2="9.101cm" svg:y2="16.964cm" draw:start-shape="id53" draw:start-glue-point="1" draw:end-shape="id54" draw:end-glue-point="3" svg:d="M7991 16961l1110 3" svg:viewBox="0 0 1111 4">
          <text:p/>
        </draw:connector>
        <draw:custom-shape draw:style-name="gr53" draw:text-style-name="P5" xml:id="id55" draw:id="id55" draw:layer="layout" svg:width="1.783cm" svg:height="0.617cm" svg:x="1.017cm" svg:y="26.783cm">
          <text:p text:style-name="P4"><text:span text:style-name="T1">ver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xml:id="id56" draw:id="id56" draw:layer="layout" svg:width="1.783cm" svg:height="0.516cm" svg:x="6.217cm" svg:y="28.084cm">
          <text:p text:style-name="P4"><text:span text:style-name="T1">contenant </text:span></text:p>
          <text:p text:style-name="P4"><text:span text:style-name="T1">alimenta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27.091cm" svg:x2="6.217cm" svg:y2="28.342cm" draw:start-shape="id55" draw:end-shape="id56" draw:end-glue-point="3" svg:d="M2800 27091l3417 1251" svg:viewBox="0 0 3418 1252">
          <text:p/>
        </draw:connector>
        <draw:connector draw:style-name="gr9" draw:text-style-name="P6" draw:layer="layout" draw:type="line" svg:x1="2.787cm" svg:y1="21.414cm" svg:x2="6.195cm" svg:y2="22.165cm" svg:d="M2787 21414l3408 751" svg:viewBox="0 0 3409 752">
          <text:p/>
        </draw:connector>
        <draw:custom-shape draw:style-name="gr58" draw:text-style-name="P13" xml:id="id58" draw:id="id58" draw:layer="layout" svg:width="2.3cm" svg:height="0.7cm" svg:x="9.1cm" svg:y="26.8cm">
          <text:p text:style-name="P4"><text:span text:style-name="T2">poubelle</text:span></text:p>
          <text:p text:style-name="P4"><text:span text:style-name="T7">(verre à boire, </text:span></text:p>
          <text:p text:style-name="P4"><text:span text:style-name="T7">vaisselle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8" xml:id="id57" draw:id="id57" draw:layer="layout" svg:width="2.3cm" svg:height="0.6cm" svg:x="9.101cm" svg:y="28cm">
          <text:p text:style-name="P4"><text:span text:style-name="T1">poubelle</text:span></text:p>
          <text:p text:style-name="P4"><text:span text:style-name="T5">(bocaux,bouteille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8cm" svg:y1="28.342cm" svg:x2="9.101cm" svg:y2="28.3cm" draw:start-shape="id56" draw:start-glue-point="1" draw:end-shape="id57" draw:end-glue-point="3" svg:d="M8000 28342l1101-42" svg:viewBox="0 0 1102 43">
          <text:p/>
        </draw:connector>
        <draw:connector draw:style-name="gr9" draw:text-style-name="P6" draw:layer="layout" draw:type="line" svg:x1="2.8cm" svg:y1="27.091cm" svg:x2="9.1cm" svg:y2="27.15cm" draw:start-shape="id55" draw:start-glue-point="1" draw:end-shape="id58" draw:end-glue-point="3" svg:d="M2800 27091l6300 59" svg:viewBox="0 0 6301 60">
          <text:p/>
        </draw:connector>
        <draw:custom-shape draw:style-name="gr60" draw:text-style-name="P7" xml:id="id59" draw:id="id59" draw:layer="layout" svg:width="1.804cm" svg:height="0.399cm" svg:x="3.698cm" svg:y="13.201cm">
          <text:p text:style-name="P4"><text:span text:style-name="T2">pet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1" xml:id="id60" draw:id="id60" draw:layer="layout" svg:width="2.286cm" svg:height="0.5cm" svg:x="9.114cm" svg:y="13.2cm">
          <text:p text:style-name="P9"><text:span text:style-name="T4">Poubelle</text:span></text:p>
          <text:p text:style-name="P9"><text:span text:style-name="T8">(boîte camemb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502cm" svg:y1="13.4cm" svg:x2="9.114cm" svg:y2="13.45cm" draw:start-shape="id59" draw:start-glue-point="1" draw:end-shape="id60" draw:end-glue-point="3" svg:d="M5502 13400l3612 50" svg:viewBox="0 0 3613 51">
          <text:p/>
        </draw:connector>
        <draw:connector draw:style-name="gr9" draw:text-style-name="P6" draw:layer="layout" draw:type="line" svg:x1="2.8cm" svg:y1="12.591cm" svg:x2="3.698cm" svg:y2="13.4cm" draw:start-shape="id25" draw:start-glue-point="1" draw:end-shape="id59" draw:end-glue-point="3" svg:d="M2800 12591l898 809" svg:viewBox="0 0 899 810">
          <text:p/>
        </draw:connector>
        <draw:custom-shape draw:style-name="gr34" draw:text-style-name="P8" xml:id="id61" draw:id="id61" draw:layer="layout" svg:width="2.299cm" svg:height="0.329cm" svg:x="9.101cm" svg:y="19.1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7.991cm" svg:y1="19.261cm" svg:x2="9.101cm" svg:y2="19.264cm" draw:start-shape="id52" draw:start-glue-point="1" draw:end-shape="id61" draw:end-glue-point="3" svg:d="M7991 19261l1110 3" svg:viewBox="0 0 1111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5T14:58:10.471000000</dc:date>
    <meta:editing-duration>PT1H41M17S</meta:editing-duration>
    <meta:editing-cycles>20</meta:editing-cycles>
    <meta:generator>LibreOffice/6.0.3.2$Windows_x86 LibreOffice_project/8f48d515416608e3a835360314dac7e47fd0b821</meta:generator>
    <meta:document-statistic meta:object-count="133"/>
  </office:meta>
</office:document-meta>
</file>